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rviceMethodTests.typeAndMethodAnnotated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tpServiceMethodTests.reactor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ttpServiceMethodTests.blocking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ServiceMethodTests.verifyClientInvocation( String methodName , @ Nullable ParameterizedTypeReference &lt; ? &gt; expectedBod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erviceMethodTests.rxJava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tpServiceMethodTests.getDefaultMetho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iceMethodTests.methodAnnotated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